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C70000009692BE8D55A904C8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>
      <style:table-properties style:width="17.002cm" fo:margin-left="0.005cm" fo:margin-right="-0.007cm" fo:margin-top="0.101cm" fo:margin-bottom="0.101cm" table:align="margins" style:writing-mode="lr-tb"/>
    </style:style>
    <style:style style:name="Tableau1.A" style:family="table-column">
      <style:table-column-properties style:column-width="7.975cm" style:rel-column-width="30741*"/>
    </style:style>
    <style:style style:name="Tableau1.B" style:family="table-column">
      <style:table-column-properties style:column-width="9.028cm" style:rel-column-width="34794*"/>
    </style:style>
    <style:style style:name="Tableau1.1" style:family="table-row">
      <style:table-row-properties style:min-row-height="3.307cm" fo:keep-together="auto"/>
    </style:style>
    <style:style style:name="Tableau1.A1" style:family="table-cell">
      <style:table-cell-properties fo:background-color="#ffffff" fo:padding-left="0.191cm" fo:padding-right="0.191cm" fo:padding-top="0cm" fo:padding-bottom="0cm" fo:border-left="2.5pt solid #000033" fo:border-right="none" fo:border-top="2.5pt solid #000033" fo:border-bottom="2.5pt solid #000033">
        <style:background-image/>
      </style:table-cell-properties>
    </style:style>
    <style:style style:name="Tableau1.B1" style:family="table-cell">
      <style:table-cell-properties fo:background-color="#ffffff" fo:padding-left="0.191cm" fo:padding-right="0.191cm" fo:padding-top="0cm" fo:padding-bottom="0cm" fo:border-left="none" fo:border-right="2.5pt solid #000033" fo:border-top="2.5pt solid #000033" fo:border-bottom="2.5pt solid #000033">
        <style:background-image/>
      </style:table-cell-properties>
    </style:style>
    <style:style style:name="Tableau2" style:family="table">
      <style:table-properties style:width="17cm" fo:margin-left="0cm" fo:margin-right="0cm" fo:margin-top="0cm" fo:margin-bottom="0cm" table:align="margins" style:writing-mode="lr-tb"/>
    </style:style>
    <style:style style:name="Tableau2.A" style:family="table-column">
      <style:table-column-properties style:column-width="17cm" style:rel-column-width="65535*"/>
    </style:style>
    <style:style style:name="Tableau2.1" style:family="table-row">
      <style:table-row-properties style:min-row-height="2.69cm" fo:keep-together="auto"/>
    </style:style>
    <style:style style:name="Tableau2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au3" style:family="table">
      <style:table-properties style:width="17cm" fo:margin-left="0cm" fo:margin-right="0cm" fo:margin-top="0cm" fo:margin-bottom="0cm" table:align="margins" style:writing-mode="lr-tb"/>
    </style:style>
    <style:style style:name="Tableau3.A" style:family="table-column">
      <style:table-column-properties style:column-width="17cm" style:rel-column-width="65535*"/>
    </style:style>
    <style:style style:name="Tableau3.1" style:family="table-row">
      <style:table-row-properties style:min-row-height="5.403cm" fo:keep-together="auto"/>
    </style:style>
    <style:style style:name="Tableau3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au4" style:family="table">
      <style:table-properties style:width="16.207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4.A" style:family="table-column">
      <style:table-column-properties style:column-width="10.209cm"/>
    </style:style>
    <style:style style:name="Tableau4.B" style:family="table-column">
      <style:table-column-properties style:column-width="2.999cm"/>
    </style:style>
    <style:style style:name="Tableau4.1" style:family="table-row">
      <style:table-row-properties style:min-row-height="0.508cm" fo:background-color="transparent" fo:keep-together="auto">
        <style:background-image/>
      </style:table-row-properties>
    </style:style>
    <style:style style:name="Tableau4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4.C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4.2" style:family="table-row">
      <style:table-row-properties fo:keep-together="auto"/>
    </style:style>
    <style:style style:name="Tableau4.A2" style:family="table-cell">
      <style:table-cell-properties fo:padding="0.191cm" fo:border-left="0.05pt solid #666666" fo:border-right="none" fo:border-top="none" fo:border-bottom="0.05pt solid #666666"/>
    </style:style>
    <style:style style:name="Tableau4.B2" style:family="table-cell">
      <style:table-cell-properties fo:padding="0.191cm" fo:border-left="0.05pt solid #666666" fo:border-right="none" fo:border-top="none" fo:border-bottom="0.05pt solid #666666"/>
    </style:style>
    <style:style style:name="Tableau4.C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5" style:family="table">
      <style:table-properties style:width="17cm" fo:margin-left="0cm" fo:margin-right="0cm" fo:margin-top="0cm" fo:margin-bottom="0cm" table:align="margins" fo:keep-with-next="always" style:may-break-between-rows="true" style:writing-mode="lr-tb"/>
    </style:style>
    <style:style style:name="Tableau5.A" style:family="table-column">
      <style:table-column-properties style:column-width="17cm" style:rel-column-width="65535*"/>
    </style:style>
    <style:style style:name="Tableau5.1" style:family="table-row">
      <style:table-row-properties style:min-row-height="8.712cm" fo:keep-together="always"/>
    </style:style>
    <style:style style:name="Tableau5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au6" style:family="table">
      <style:table-properties style:width="19.202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6.A" style:family="table-column">
      <style:table-column-properties style:column-width="9.601cm"/>
    </style:style>
    <style:style style:name="Tableau6.1" style:family="table-row">
      <style:table-row-properties style:min-row-height="0.543cm" fo:background-color="transparent" fo:keep-together="auto">
        <style:background-image/>
      </style:table-row-properties>
    </style:style>
    <style:style style:name="Tableau6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6.B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6.2" style:family="table-row">
      <style:table-row-properties style:min-row-height="0.748cm" fo:keep-together="always"/>
    </style:style>
    <style:style style:name="Tableau6.A2" style:family="table-cell">
      <style:table-cell-properties fo:padding-left="0.191cm" fo:padding-right="0.191cm" fo:padding-top="0cm" fo:padding-bottom="0cm" fo:border="0.5pt solid #000001"/>
    </style:style>
    <style:style style:name="Tableau6.B2" style:family="table-cell">
      <style:table-cell-properties fo:padding-left="0.191cm" fo:padding-right="0.191cm" fo:padding-top="0cm" fo:padding-bottom="0cm" fo:border="0.5pt solid #000001"/>
    </style:style>
    <style:style style:name="Tableau7" style:family="table">
      <style:table-properties style:width="19.8cm" fo:margin-left="-0.199cm" fo:margin-top="0cm" fo:margin-bottom="0cm" table:align="left" style:writing-mode="lr-tb"/>
    </style:style>
    <style:style style:name="Tableau7.A" style:family="table-column">
      <style:table-column-properties style:column-width="19.8cm"/>
    </style:style>
    <style:style style:name="Tableau7.1" style:family="table-row">
      <style:table-row-properties style:min-row-height="2cm" fo:keep-together="always"/>
    </style:style>
    <style:style style:name="Tableau7.A1" style:family="table-cell">
      <style:table-cell-properties fo:background-color="#ffffff" fo:padding-left="0.199cm" fo:padding-right="0.191cm" fo:padding-top="0cm" fo:padding-bottom="0cm" fo:border-left="0.5pt solid #000001" fo:border-right="0.5pt solid #000001" fo:border-top="0.5pt solid #000001" fo:border-bottom="0.5pt solid #00000a">
        <style:background-image/>
      </style:table-cell-properties>
    </style:style>
    <style:style style:name="Tableau8" style:family="table">
      <style:table-properties style:width="19.094cm" fo:margin-left="0.072cm" table:align="left" style:writing-mode="lr-tb"/>
    </style:style>
    <style:style style:name="Tableau8.A" style:family="table-column">
      <style:table-column-properties style:column-width="14.134cm"/>
    </style:style>
    <style:style style:name="Tableau8.B" style:family="table-column">
      <style:table-column-properties style:column-width="4.96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7f7f7f" fo:padding="0.191cm" fo:border-left="0.05pt solid #b2b2b2" fo:border-right="none" fo:border-top="0.05pt solid #b2b2b2" fo:border-bottom="0.05pt solid #b2b2b2">
        <style:background-image/>
      </style:table-cell-properties>
    </style:style>
    <style:style style:name="Tableau8.B1" style:family="table-cell">
      <style:table-cell-properties fo:background-color="#7f7f7f" fo:padding="0.191cm" fo:border="0.05pt solid #b2b2b2">
        <style:background-image/>
      </style:table-cell-properties>
    </style:style>
    <style:style style:name="Tableau8.A2" style:family="table-cell">
      <style:table-cell-properties fo:padding="0.191cm" fo:border-left="0.05pt solid #b2b2b2" fo:border-right="none" fo:border-top="none" fo:border-bottom="0.05pt solid #b2b2b2"/>
    </style:style>
    <style:style style:name="Tableau8.B2" style:family="table-cell">
      <style:table-cell-properties fo:padding="0.191cm" fo:border-left="0.05pt solid #b2b2b2" fo:border-right="0.05pt solid #b2b2b2" fo:border-top="none" fo:border-bottom="0.05pt solid #b2b2b2"/>
    </style:style>
    <style:style style:name="Tableau9" style:family="table">
      <style:table-properties style:width="19.094cm" fo:margin-left="0.11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9.A" style:family="table-column">
      <style:table-column-properties style:column-width="19.094cm"/>
    </style:style>
    <style:style style:name="Tableau9.1" style:family="table-row">
      <style:table-row-properties style:row-height="0.794cm" fo:background-color="transparent" fo:keep-together="auto">
        <style:background-image/>
      </style:table-row-properties>
    </style:style>
    <style:style style:name="Tableau9.A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9.2" style:family="table-row">
      <style:table-row-properties style:min-row-height="0.82cm" fo:keep-together="always"/>
    </style:style>
    <style:style style:name="Tableau9.A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10" style:family="table">
      <style:table-properties style:width="19.8cm" fo:margin-left="-0.199cm" fo:margin-top="0cm" fo:margin-bottom="0cm" table:align="left" fo:keep-with-next="always" style:writing-mode="lr-tb"/>
    </style:style>
    <style:style style:name="Tableau10.A" style:family="table-column">
      <style:table-column-properties style:column-width="19.8cm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background-color="#ffffff" fo:padding-left="0.199cm" fo:padding-right="0.191cm" fo:padding-top="0cm" fo:padding-bottom="0cm" fo:border="0.05pt solid #000000">
        <style:background-image/>
      </style:table-cell-properties>
    </style:style>
    <style:style style:name="Tableau11" style:family="table">
      <style:table-properties style:width="19.8cm" fo:margin-left="-0.199cm" fo:margin-top="0cm" fo:margin-bottom="0cm" table:align="left" fo:keep-with-next="always" style:writing-mode="lr-tb"/>
    </style:style>
    <style:style style:name="Tableau11.A" style:family="table-column">
      <style:table-column-properties style:column-width="19.8cm"/>
    </style:style>
    <style:style style:name="Tableau11.1" style:family="table-row">
      <style:table-row-properties fo:keep-together="always"/>
    </style:style>
    <style:style style:name="Tableau11.A1" style:family="table-cell">
      <style:table-cell-properties fo:background-color="#ffffff" fo:padding-left="0.199cm" fo:padding-right="0.191cm" fo:padding-top="0cm" fo:padding-bottom="0cm" fo:border="0.5pt solid #000001">
        <style:background-image/>
      </style:table-cell-properties>
    </style:style>
    <style:style style:name="Tableau12" style:family="table">
      <style:table-properties style:width="20.008cm" fo:margin-left="-0.169cm" fo:margin-top="0cm" fo:margin-bottom="0cm" table:align="left" style:shadow="#808080 0.18cm 0.18cm" fo:keep-with-next="always" style:writing-mode="lr-tb"/>
    </style:style>
    <style:style style:name="Tableau12.A" style:family="table-column">
      <style:table-column-properties style:column-width="20.008cm"/>
    </style:style>
    <style:style style:name="Tableau12.1" style:family="table-row">
      <style:table-row-properties style:min-row-height="1.808cm" fo:keep-together="always"/>
    </style:style>
    <style:style style:name="Tableau12.A1" style:family="table-cell">
      <style:table-cell-properties fo:background-color="#ffffff" style:border-line-width="0.028cm 0.028cm 0.028cm" fo:padding-left="0.199cm" fo:padding-right="0.191cm" fo:padding-top="0cm" fo:padding-bottom="0cm" fo:border="2.4pt double #660066">
        <style:background-image/>
      </style:table-cell-properties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8.5cm" style:rel-column-width="32767*"/>
    </style:style>
    <style:style style:name="Tableau13.B" style:family="table-column">
      <style:table-column-properties style:column-width="8.5cm" style:rel-column-width="32768*"/>
    </style:style>
    <style:style style:name="Tableau13.A1" style:family="table-cell">
      <style:table-cell-properties fo:padding="0.097cm" fo:border="none"/>
    </style:style>
    <style:style style:name="P1" style:family="paragraph" style:parent-style-name="Header">
      <style:paragraph-properties fo:text-align="start" style:justify-single-word="false"/>
      <style:text-properties fo:font-size="26pt" officeooo:paragraph-rsid="000d831e" style:font-size-asian="26pt" style:font-size-complex="26pt"/>
    </style:style>
    <style:style style:name="P2" style:family="paragraph" style:parent-style-name="Text_20_body">
      <style:paragraph-properties fo:margin-top="0.199cm" fo:margin-bottom="0.25cm" loext:contextual-spacing="false" fo:line-height="100%"/>
      <style:text-properties fo:color="#000546" style:font-name="Droid Sans" fo:font-size="10pt" officeooo:paragraph-rsid="000cf0b5" style:font-size-asian="10pt" style:font-size-complex="10pt"/>
    </style:style>
    <style:style style:name="P3" style:family="paragraph" style:parent-style-name="Standard">
      <style:paragraph-properties fo:margin-top="0.199cm" fo:margin-bottom="0.199cm" loext:contextual-spacing="false" fo:line-height="100%"/>
      <style:text-properties officeooo:paragraph-rsid="000cf0b5"/>
    </style:style>
    <style:style style:name="P4" style:family="paragraph" style:parent-style-name="Standard">
      <style:paragraph-properties fo:text-align="center" style:justify-single-word="false"/>
      <style:text-properties fo:color="#ffffff" fo:font-weight="bold" officeooo:rsid="00c9029c" officeooo:paragraph-rsid="001f64f3" style:font-weight-asian="bold" style:font-weight-complex="bold"/>
    </style:style>
    <style:style style:name="P5" style:family="paragraph" style:parent-style-name="Standard">
      <style:text-properties fo:color="#ffffff" fo:font-weight="bold" officeooo:rsid="00c9029c" officeooo:paragraph-rsid="001f64f3" style:font-weight-asian="bold" style:font-weight-complex="bold"/>
    </style:style>
    <style:style style:name="P6" style:family="paragraph" style:parent-style-name="Standard">
      <style:text-properties fo:color="#000000" style:font-name="Droid Sans" fo:font-size="10pt" officeooo:rsid="00c9029c" officeooo:paragraph-rsid="001f64f3" style:font-size-asian="10pt" style:font-size-complex="12pt"/>
    </style:style>
    <style:style style:name="P7" style:family="paragraph" style:parent-style-name="Standard">
      <style:text-properties fo:color="#000000" style:font-name="Droid Sans" fo:font-size="10pt" officeooo:paragraph-rsid="001f64f3" style:font-size-asian="10pt" style:font-size-complex="12pt"/>
    </style:style>
    <style:style style:name="P8" style:family="paragraph" style:parent-style-name="Standard">
      <style:text-properties officeooo:paragraph-rsid="001f64f3"/>
    </style:style>
    <style:style style:name="P9" style:family="paragraph" style:parent-style-name="Standard">
      <style:text-properties officeooo:paragraph-rsid="001fce46"/>
    </style:style>
    <style:style style:name="P10" style:family="paragraph" style:parent-style-name="Standard">
      <style:paragraph-properties fo:margin-top="0cm" fo:margin-bottom="0.212cm" loext:contextual-spacing="false" fo:line-height="100%"/>
      <style:text-properties fo:font-size="12pt" fo:font-weight="bold" officeooo:paragraph-rsid="001f64f3" style:font-size-asian="12pt" style:font-weight-asian="bold" style:font-size-complex="12pt"/>
    </style:style>
    <style:style style:name="P11" style:family="paragraph" style:parent-style-name="Standard">
      <style:paragraph-properties fo:margin-top="0cm" fo:margin-bottom="0.212cm" loext:contextual-spacing="false" fo:line-height="100%"/>
      <style:text-properties fo:font-size="12pt" fo:font-weight="bold" officeooo:rsid="01109f16" officeooo:paragraph-rsid="001f64f3" style:font-size-asian="12pt" style:font-weight-asian="bold" style:font-name-complex="Calibri" style:font-size-complex="12pt"/>
    </style:style>
    <style:style style:name="P12" style:family="paragraph" style:parent-style-name="Standard">
      <style:paragraph-properties fo:margin-top="0cm" fo:margin-bottom="0.212cm" loext:contextual-spacing="false" fo:line-height="100%"/>
      <style:text-properties fo:font-size="12pt" officeooo:paragraph-rsid="001f64f3" style:font-size-asian="12pt" style:font-size-complex="12pt"/>
    </style:style>
    <style:style style:name="P13" style:family="paragraph" style:parent-style-name="Standard">
      <style:paragraph-properties fo:margin-top="0.199cm" fo:margin-bottom="0.199cm" loext:contextual-spacing="false" fo:line-height="100%"/>
      <style:text-properties officeooo:paragraph-rsid="001f64f3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01f64f3" style:font-size-asian="10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paragraph-rsid="001f64f3" style:font-size-asian="10pt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2pt" officeooo:paragraph-rsid="001f64f3" style:font-size-asian="12pt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000000" style:font-name="Droid Sans" fo:font-size="12pt" officeooo:paragraph-rsid="001f64f3" style:font-size-asian="12pt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fo:font-weight="normal" officeooo:paragraph-rsid="001f64f3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paragraph-rsid="001f64f3" style:font-size-asian="14pt" style:font-size-complex="14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font-size="14pt" fo:font-weight="bold" officeooo:paragraph-rsid="001f64f3" style:font-size-asian="14pt" style:font-weight-asian="bold" style:font-size-complex="14pt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6pt" officeooo:paragraph-rsid="001f64f3" style:font-size-asian="6pt" style:font-size-complex="6pt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6pt" officeooo:paragraph-rsid="001f64f3" style:font-size-asian="6pt" style:font-size-complex="6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font-size="6pt" officeooo:paragraph-rsid="001f64f3" style:font-size-asian="6pt" style:font-size-complex="6pt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1f64f3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officeooo:paragraph-rsid="001f64f3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style="italic" officeooo:paragraph-rsid="001f64f3" style:font-size-asian="12pt" style:font-style-asian="italic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font-size="12pt" officeooo:paragraph-rsid="001f64f3" style:font-size-asian="12pt" style:font-size-complex="12pt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font-size="4pt" fo:font-weight="bold" officeooo:paragraph-rsid="001f64f3" style:font-size-asian="4pt" style:font-weight-asian="bold" style:font-size-complex="4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fo:font-size="12pt" fo:font-weight="bold" officeooo:rsid="00c9029c" officeooo:paragraph-rsid="001f64f3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font-size="8pt" officeooo:paragraph-rsid="001f64f3" style:font-size-asian="8pt" style:font-size-complex="8pt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font-size="8pt" fo:font-weight="bold" officeooo:paragraph-rsid="001f64f3" style:font-size-asian="8pt" style:font-weight-asian="bold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10bbbbd" officeooo:paragraph-rsid="001f64f3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officeooo:rsid="010bbbbd" officeooo:paragraph-rsid="001f64f3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5pt" fo:font-weight="bold" officeooo:rsid="010bbbbd" officeooo:paragraph-rsid="001f64f3" style:font-size-asian="15pt" style:font-weight-asian="bold" style:font-size-complex="15pt" style:font-weight-complex="bold"/>
    </style:style>
    <style:style style:name="P35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0c9029c" officeooo:paragraph-rsid="001f64f3" style:font-size-asian="12pt" style:font-weight-asian="bold" style:font-size-complex="12pt" style:font-weight-complex="bold"/>
    </style:style>
    <style:style style:name="P36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ffffff" fo:font-size="12pt" fo:font-weight="bold" officeooo:rsid="00c9029c" officeooo:paragraph-rsid="001f64f3" style:font-size-asian="12pt" style:font-weight-asian="bold" style:font-size-complex="12pt" style:font-weight-complex="bold"/>
    </style:style>
    <style:style style:name="P37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font-size="10.5pt" officeooo:rsid="003ddd82" officeooo:paragraph-rsid="001f64f3" style:font-size-complex="10.5pt"/>
    </style:style>
    <style:style style:name="P38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font-size="10.5pt" officeooo:rsid="00362da5" officeooo:paragraph-rsid="001f64f3" style:font-size-complex="10.5pt"/>
    </style:style>
    <style:style style:name="P39" style:family="paragraph" style:parent-style-name="Standard">
      <loext:graphic-properties draw:fill="none"/>
      <style:paragraph-properties fo:margin-left="0cm" fo:margin-right="1.7cm" fo:margin-top="0cm" fo:margin-bottom="0cm" loext:contextual-spacing="false" fo:line-height="100%" fo:text-align="center" style:justify-single-word="false" fo:text-indent="0cm" style:auto-text-indent="false" fo:background-color="transparent"/>
      <style:text-properties fo:color="#ffffff" fo:font-size="12pt" fo:font-weight="bold" officeooo:rsid="00c9029c" officeooo:paragraph-rsid="001f64f3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Droid Sans" fo:font-size="10pt" officeooo:paragraph-rsid="001f64f3" style:font-size-asian="10pt" style:font-size-complex="12pt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Monospace" fo:font-size="10pt" officeooo:paragraph-rsid="001f64f3" style:font-size-asian="10pt" style:font-size-complex="12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Liberation Serif" fo:font-size="12pt" officeooo:paragraph-rsid="001f64f3" style:font-name-asian="Wingdings" style:font-size-asian="12pt" style:font-name-complex="Wingdings" style:font-size-complex="12pt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fo:font-size="14pt" style:text-underline-style="solid" style:text-underline-width="auto" style:text-underline-color="font-color" officeooo:paragraph-rsid="001f64f3" style:font-size-asian="14pt" style:font-size-complex="14pt"/>
    </style:style>
    <style:style style:name="P44" style:family="paragraph" style:parent-style-name="Standard">
      <loext:graphic-properties draw:fill="none"/>
      <style:paragraph-properties fo:margin-left="0cm" fo:margin-right="0.499cm" fo:margin-top="0cm" fo:margin-bottom="0cm" loext:contextual-spacing="false" fo:line-height="100%" fo:text-align="start" style:justify-single-word="false" fo:text-indent="0cm" style:auto-text-indent="false" fo:background-color="transparent"/>
      <style:text-properties fo:color="#000000" style:font-name="Droid Sans" fo:font-size="10pt" officeooo:paragraph-rsid="001f64f3" style:font-size-asian="10pt" style:font-size-complex="12pt"/>
    </style:style>
    <style:style style:name="P45" style:family="paragraph" style:parent-style-name="Frame_20_contents">
      <style:text-properties officeooo:paragraph-rsid="001f64f3"/>
    </style:style>
    <style:style style:name="P46" style:family="paragraph" style:parent-style-name="Text_20_body">
      <style:text-properties officeooo:paragraph-rsid="001f64f3"/>
    </style:style>
    <style:style style:name="P47" style:family="paragraph" style:parent-style-name="Text_20_body">
      <style:paragraph-properties fo:margin-top="0.199cm" fo:margin-bottom="0.25cm" loext:contextual-spacing="false" fo:line-height="100%"/>
      <style:text-properties fo:color="#000546" style:font-name="Droid Sans" fo:font-size="10pt" officeooo:paragraph-rsid="001f64f3" style:font-size-asian="10pt" style:font-size-complex="10pt"/>
    </style:style>
    <style:style style:name="P48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paragraph-rsid="001f64f3"/>
    </style:style>
    <style:style style:name="P49" style:family="paragraph" style:parent-style-name="Text_20_body">
      <style:paragraph-properties fo:margin-top="0cm" fo:margin-bottom="0cm" loext:contextual-spacing="false" fo:line-height="100%"/>
      <style:text-properties officeooo:paragraph-rsid="001f64f3"/>
    </style:style>
    <style:style style:name="P50" style:family="paragraph" style:parent-style-name="Text_20_body">
      <style:paragraph-properties fo:margin-top="0cm" fo:margin-bottom="0cm" loext:contextual-spacing="false" fo:line-height="100%"/>
      <style:text-properties fo:color="#ffffff" fo:font-weight="bold" officeooo:rsid="00c9029c" officeooo:paragraph-rsid="001f64f3" style:font-weight-asian="bold" style:font-weight-complex="bold"/>
    </style:style>
    <style:style style:name="T1" style:family="text">
      <style:text-properties fo:font-variant="normal" fo:text-transform="none" fo:letter-spacing="normal" fo:font-style="normal" fo:font-weight="bold"/>
    </style:style>
    <style:style style:name="T2" style:family="text">
      <style:text-properties fo:font-variant="normal" fo:text-transform="none" fo:letter-spacing="normal" fo:font-style="normal" fo:font-weight="bold" officeooo:rsid="00107046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107046"/>
    </style:style>
    <style:style style:name="T5" style:family="text">
      <style:text-properties fo:font-variant="normal" fo:text-transform="none" fo:letter-spacing="normal" fo:font-style="normal" fo:font-weight="normal" officeooo:rsid="01139d6f"/>
    </style:style>
    <style:style style:name="T6" style:family="text">
      <style:text-properties fo:font-variant="normal" fo:text-transform="none" fo:letter-spacing="normal" fo:font-style="normal" fo:font-weight="normal" officeooo:rsid="01457e53" style:font-weight-asian="normal" style:font-weight-complex="normal"/>
    </style:style>
    <style:style style:name="T7" style:family="text">
      <style:text-properties fo:font-variant="normal" fo:text-transform="none" fo:color="#000546" style:font-name="Droid Sans" fo:font-size="10pt" fo:letter-spacing="normal" fo:font-style="normal" fo:font-weight="bold" style:font-size-asian="10pt" style:font-size-complex="10pt"/>
    </style:style>
    <style:style style:name="T8" style:family="text">
      <style:text-properties fo:font-variant="normal" fo:text-transform="none" fo:color="#000546" style:font-name="Droid Sans" fo:font-size="10pt" fo:letter-spacing="normal" fo:font-style="normal" fo:font-weight="normal" style:font-size-asian="10pt" style:font-size-complex="10pt"/>
    </style:style>
    <style:style style:name="T9" style:family="text">
      <style:text-properties fo:font-variant="normal" fo:text-transform="none" fo:color="#000546" style:font-name="Droid Sans" fo:font-size="10pt" fo:letter-spacing="normal" fo:font-style="normal" fo:font-weight="normal" officeooo:rsid="01139d6f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1109f16" style:font-weight-asian="bold"/>
    </style:style>
    <style:style style:name="T13" style:family="text">
      <style:text-properties fo:color="#000000" style:font-name="Droid Sans" fo:font-size="10pt" style:font-size-asian="10pt" style:font-size-complex="12pt"/>
    </style:style>
    <style:style style:name="T14" style:family="text">
      <style:text-properties fo:color="#000000" style:font-name="Droid Sans" fo:font-size="10pt" officeooo:rsid="001fce46" style:font-size-asian="10pt" style:font-size-complex="12pt"/>
    </style:style>
    <style:style style:name="T15" style:family="text">
      <style:text-properties fo:color="#000000" style:font-name="Droid Sans" fo:font-size="12pt" style:text-underline-style="none" fo:font-weight="bold" style:font-name-asian="Wingdings" style:font-size-asian="12pt" style:font-weight-asian="bold" style:font-name-complex="Wingdings" style:font-size-complex="12pt" style:font-weight-complex="bold"/>
    </style:style>
    <style:style style:name="T16" style:family="text">
      <style:text-properties fo:color="#000000" style:font-name="Liberation Serif" fo:font-size="12pt" style:text-underline-style="none" fo:font-weight="bold" style:font-name-asian="Wingdings" style:font-size-asian="12pt" style:font-weight-asian="bold" style:font-name-complex="Wingdings" style:font-size-complex="12pt" style:font-weight-complex="bold"/>
    </style:style>
    <style:style style:name="T17" style:family="text">
      <style:text-properties fo:font-size="10.5pt" style:font-size-asian="10.5pt" style:font-size-complex="10.5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ize="12pt" fo:font-style="italic" fo:font-weight="bold" style:font-size-asian="12pt" style:font-style-asian="italic" style:font-weight-asian="bold" style:font-size-complex="12pt" style:font-weight-complex="bold"/>
    </style:style>
    <style:style style:name="T20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1" style:family="text">
      <style:text-properties fo:font-size="12pt" fo:font-style="italic" style:font-size-asian="12pt" style:font-style-asian="italic" style:font-size-complex="12pt"/>
    </style:style>
    <style:style style:name="T22" style:family="text">
      <style:text-properties fo:font-size="12pt" fo:font-style="italic" style:font-size-asian="12pt" style:font-style-asian="italic" style:font-size-complex="12pt" style:font-style-complex="italic"/>
    </style:style>
    <style:style style:name="T2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fo:font-size="12pt" fo:font-style="normal" fo:font-weight="bold" officeooo:rsid="00dfc691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fo:font-weight="bold" style:font-size-asian="12pt" style:font-weight-asian="bold" style:font-size-complex="12pt" style:font-weight-complex="bold"/>
    </style:style>
    <style:style style:name="T28" style:family="text">
      <style:text-properties officeooo:rsid="00c888c8"/>
    </style:style>
    <style:style style:name="T29" style:family="text">
      <style:text-properties style:font-name="Liberation Serif" fo:font-size="12pt" fo:font-weight="normal" officeooo:rsid="015cfe49" style:font-size-asian="12pt" style:font-weight-asian="normal" style:font-size-complex="12pt" style:font-weight-complex="normal"/>
    </style:style>
    <style:style style:name="T30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1" style:family="text">
      <style:text-properties fo:font-size="14pt" style:text-underline-style="solid" style:text-underline-width="auto" style:text-underline-color="font-color" officeooo:rsid="01092d9a" style:font-size-asian="14pt" style:font-size-complex="14pt"/>
    </style:style>
    <style:style style:name="T32" style:family="text">
      <style:text-properties officeooo:rsid="0024cee2"/>
    </style:style>
    <style:style style:name="T33" style:family="text">
      <style:text-properties officeooo:rsid="002936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7"><text:span text:style-name="T2">Nom :</text:span><text:span text:style-name="T4"> ${employe_prenom} <text:line-break/></text:span><text:span text:style-name="T1">Prénom :</text:span><text:span text:style-name="T3"> </text:span><text:span text:style-name="T5">${employe_nom}<text:line-break/></text:span><text:span text:style-name="T1">Service :</text:span><text:span text:style-name="T3"> </text:span><text:span text:style-name="T5">${formulaire_service}<text:line-break/></text:span><text:span text:style-name="T1">Poste occupé :</text:span><text:span text:style-name="T3"> </text:span><text:span text:style-name="T5">${formulaire_poste}<text:line-break/></text:span><text:span text:style-name="T1">Date d'entrée dans l'entreprise : </text:span><text:span text:style-name="T5">${formulaire_dateEntreeEntreprise}<text:line-break/></text:span><text:span text:style-name="T1">Diplômes : </text:span><text:span text:style-name="T6">${formulaire_diplomes}</text:span></text:p>
          </table:table-cell>
          <table:table-cell table:style-name="Tableau1.B1" office:value-type="string">
            <text:p text:style-name="P13"><text:span text:style-name="T7">Responsable hiérarchique :</text:span><text:span text:style-name="T8"> </text:span><text:span text:style-name="T9">${formulaire_responsable}<text:line-break/></text:span><text:span text:style-name="T7">Entretien mené par :</text:span><text:span text:style-name="T8"> </text:span><text:span text:style-name="T9">${formulaire_menePar}<text:line-break/></text:span><text:span text:style-name="T7">Date de l'entretien :</text:span><text:span text:style-name="T8"> </text:span><text:span text:style-name="T9">${date}<text:line-break/></text:span><text:span text:style-name="T7">Date du précédent entretien :</text:span><text:span text:style-name="T8"> </text:span><text:span text:style-name="T9">${formulaire_datePrecedentEntretien}</text:span></text:p>
          </table:table-cell>
        </table:table-row>
      </table:table>
      <text:p text:style-name="P14"/>
      <text:p text:style-name="P14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8">Le poste de travail</text:p>
            <text:p text:style-name="P23"/>
            <text:p text:style-name="P8"><text:span text:style-name="T11">Ancienneté dans le poste actuel</text:span> : <text:span text:style-name="T13">${formulaire_anciennete}</text:span> <text:s text:c="11"/></text:p>
            <text:p text:style-name="P9"><text:span text:style-name="T11">Evolutions et changements depuis le dernier entretien professionnel</text:span> : <text:span text:style-name="T14">${evolutionDepuisDernierEntretien}</text:span></text:p>
          </table:table-cell>
        </table:table-row>
      </table:table>
      <text:p text:style-name="P23"/>
      <text:p text:style-name="P23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19">Bilan des formations effectuées</text:p>
            <text:p text:style-name="P46">[#if appreciationsSessionFormation?size != 0]<text:text-input text:description=""/></text:p>
            <table:table table:name="Tableau4" table:style-name="Tableau4">
              <table:table-column table:style-name="Tableau4.A"/>
              <table:table-column table:style-name="Tableau4.B" table:number-columns-repeated="2"/>
              <table:table-row table:style-name="Tableau4.1">
                <table:table-cell table:style-name="Tableau4.A1" office:value-type="string">
                  <text:p text:style-name="P35">Formation</text:p>
                </table:table-cell>
                <table:table-cell table:style-name="Tableau4.A1" office:value-type="string">
                  <text:p text:style-name="P35">Date</text:p>
                </table:table-cell>
                <table:table-cell table:style-name="Tableau4.C1" office:value-type="string">
                  <text:p text:style-name="P36">Evaluation</text:p>
                </table:table-cell>
              </table:table-row>
              <table:table-row table:style-name="Tableau4.2">
                <table:table-cell table:style-name="Tableau4.A2" office:value-type="string">
                  <text:p text:style-name="P45"><text:span text:style-name="Source_20_Text"><text:span text:style-name="T17"><text:text-input text:description="lkjnb">@before-row[#list appreciationsSessionFormation as d]</text:text-input></text:span></text:span><text:span text:style-name="Source_20_Text"><text:span text:style-name="T17"><text:text-input text:description="">${d.libelleFormation}</text:text-input></text:span></text:span><text:span text:style-name="T17"><text:text-input text:description="">@after-row[/#list]</text:text-input></text:span></text:p>
                </table:table-cell>
                <table:table-cell table:style-name="Tableau4.B2" office:value-type="string">
                  <text:p text:style-name="P37"><text:text-input text:description="">${d.dateFormation}</text:text-input></text:p>
                </table:table-cell>
                <table:table-cell table:style-name="Tableau4.C2" office:value-type="string">
                  <text:p text:style-name="P38"><text:text-input text:description="">${d.valeur}</text:text-input></text:p>
                </table:table-cell>
              </table:table-row>
            </table:table>
            <text:p text:style-name="P49">[#else]<text:span text:style-name="T18">Aucune formation à évaluer sur la période.</text:span>[/#if]</text:p>
            <text:p text:style-name="P24"><text:span text:style-name="T19">Commentaires </text:span><text:span text:style-name="T21">: </text:span>${commentaireBilanFormation}</text:p>
            <text:p text:style-name="P26"/>
          </table:table-cell>
        </table:table-row>
      </table:table>
      <text:p text:style-name="P23"/>
      <text:p text:style-name="P23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19">Projet professionnel</text:p>
            <text:p text:style-name="P28"/>
            <text:p text:style-name="P25"><text:span text:style-name="T24">Evolutions souhaitées par le salarié </text:span><text:span text:style-name="T25">dans son emploi actuel </text:span><text:span text:style-name="T26">: </text:span><text:span text:style-name="T13">${evolutionSouhaiteeDansEmploiActuel}</text:span></text:p>
            <text:p text:style-name="P16"/>
            <text:p text:style-name="P25"><text:span text:style-name="T27">Evolution vers un nouvel emploi </text:span><text:span text:style-name="T26">: </text:span><text:span text:style-name="T13">${evolutionSouhaiteeDansNouvelEmploi}</text:span></text:p>
            <text:p text:style-name="P25"><text:span text:style-name="T20">A quelle échéance ?</text:span><text:span text:style-name="T26"> </text:span><text:span text:style-name="T13">${echeance}</text:span></text:p>
            <text:p text:style-name="P15"/>
            <text:p text:style-name="P25"><text:span text:style-name="T27">Point des compétences nécessaires aux évolutions prévues</text:span><text:span text:style-name="T26"> :</text:span></text:p>
            <table:table table:name="Tableau6" table:style-name="Tableau6">
              <table:table-column table:style-name="Tableau6.A" table:number-columns-repeated="2"/>
              <table:table-row table:style-name="Tableau6.1">
                <table:table-cell table:style-name="Tableau6.A1" office:value-type="string">
                  <text:p text:style-name="P29">Compétences acquises</text:p>
                </table:table-cell>
                <table:table-cell table:style-name="Tableau6.B1" office:value-type="string">
                  <text:p text:style-name="P39">Compétences requises</text:p>
                </table:table-cell>
              </table:table-row>
              <table:table-row table:style-name="Tableau6.2">
                <table:table-cell table:style-name="Tableau6.A2" office:value-type="string">
                  <text:p text:style-name="P40">${evolutionSouhaiteeCompetencesAcquises}</text:p>
                  <text:p text:style-name="P41"/>
                  <text:p text:style-name="P30"/>
                </table:table-cell>
                <table:table-cell table:style-name="Tableau6.B2" office:value-type="string">
                  <text:p text:style-name="P44">${evolutionSouhaiteeCompetencesRequises}</text:p>
                </table:table-cell>
              </table:table-row>
            </table:table>
            <text:p text:style-name="P27"/>
            <text:p text:style-name="P25"><text:span text:style-name="T27">Moyens de réalisation définis par le salarié</text:span><text:span text:style-name="T26"> : </text:span><text:span text:style-name="T13">${evolutionSouhaiteeMoyensRealisation}</text:span></text:p>
          </table:table-cell>
        </table:table-row>
      </table:table>
      <text:p text:style-name="P8"/>
      <table:table table:name="Tableau7" table:style-name="Tableau7">
        <table:table-column table:style-name="Tableau7.A"/>
        <text:soft-page-break/>
        <table:table-row table:style-name="Tableau7.1">
          <table:table-cell table:style-name="Tableau7.A1" office:value-type="string">
            <text:p text:style-name="P43">Formation professionnelle</text:p>
            <text:p text:style-name="P21"/>
            <text:p text:style-name="P24"><text:span text:style-name="T27">Souhaits de formation :</text:span><text:span text:style-name="T26"> </text:span>[#if souhaitsFormationSalarie?size != 0]</text:p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P5">Souhait du salarié</text:p>
                </table:table-cell>
                <table:table-cell table:style-name="Tableau8.B1" office:value-type="string">
                  <text:p text:style-name="P4">Avis de l'évaluateur</text:p>
                </table:table-cell>
              </table:table-row>
              <table:table-row table:style-name="Tableau8.1">
                <table:table-cell table:style-name="Tableau8.A2" office:value-type="string">
                  <text:p text:style-name="P7"><text:span text:style-name="T28"><text:text-input text:description="">@before-row[#list souhaitsFormationSalarie as d]</text:text-input></text:span><text:span text:style-name="T28"><text:text-input text:description="">${d.texte}</text:text-input></text:span><text:text-input text:description="">@after-row[/#list]</text:text-input></text:p>
                </table:table-cell>
                <table:table-cell table:style-name="Tableau8.B2" office:value-type="string">
                  <text:p text:style-name="P6">${d.avisEvaluateur}</text:p>
                </table:table-cell>
              </table:table-row>
            </table:table>
            <text:p text:style-name="P48"><text:author-name text:fixed="false"/>[#else]<text:span text:style-name="T22">Aucun souhait n'a été émis par le salarié.</text:span>[/#if]</text:p>
            <text:p text:style-name="P24"><text:span text:style-name="T27">Souhaits de l’évaluateur :</text:span>[#if souhaitsFormationEvaluateur?size != 0]</text:p>
            <table:table table:name="Tableau9" table:style-name="Tableau9">
              <table:table-column table:style-name="Tableau9.A"/>
              <table:table-row table:style-name="Tableau9.1">
                <table:table-cell table:style-name="Tableau9.A1" office:value-type="string">
                  <text:p text:style-name="P50">Souhait du salarié</text:p>
                </table:table-cell>
              </table:table-row>
              <table:table-row table:style-name="Tableau9.2">
                <table:table-cell table:style-name="Tableau9.A2" office:value-type="string">
                  <text:p text:style-name="P49"><text:span text:style-name="Source_20_Text"><text:span text:style-name="T13"><text:text-input text:description="lkjnb">@before-row[#list souhaitsFormationEvaluateur as d]</text:text-input></text:span></text:span><text:span text:style-name="T13"><text:text-input text:description="">${d.texte}</text:text-input></text:span><text:span text:style-name="T13"><text:text-input text:description="">@after-row[/#list]</text:text-input></text:span></text:p>
                </table:table-cell>
              </table:table-row>
            </table:table>
            <text:p text:style-name="P48">[#else]<text:span text:style-name="T23">Aucun souhait de l'évaluateur.</text:span>[/#if]</text:p>
            <text:p text:style-name="P24"><text:span text:style-name="T27">Autres actions de développement des compétences envisagées</text:span><text:span text:style-name="T26"> (tutorat, accompagnement,…) : </text:span><text:span text:style-name="T13">${autresActionsDeveloppementCompetences}</text:span></text:p>
          </table:table-cell>
        </table:table-row>
      </table:table>
      <text:p text:style-name="P8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19">Perspectives d’évolution professionnelle</text:p>
            <text:p text:style-name="P30"/>
            <text:p text:style-name="P25"><text:span text:style-name="T27">Quelle est l’évolution prévisible de la fonction occupée <text:s/>d’ici 2 ans ?</text:span><text:span text:style-name="T26"> </text:span><text:span text:style-name="T13">${perspectivesEvolutionProfessionnelle}</text:span></text:p>
            <text:p text:style-name="P40"/>
            <text:p text:style-name="P17"/>
            <text:p text:style-name="P25"><text:span text:style-name="T27">Quelles sont les compétences associées à cette évolution à acquérir ou à développer pour le salarié ? </text:span><text:span text:style-name="T29">${perspectivesEvolutionProfessionnelleCompetencesAssociees}</text:span></text:p>
            <text:p text:style-name="P42"/>
            <text:p text:style-name="P25"><text:span text:style-name="T27">Le ou les projet(s) professionnel(s) est-il (sont-ils) en adéquation avec les besoins futurs de l’entreprise ?</text:span>${adequationProjetProBesoinsEntreprise} : ${adequationProjetProBesoinsEntrepriseCommentaire}</text:p>
            <text:p text:style-name="P23"/>
          </table:table-cell>
        </table:table-row>
      </table:table>
      <text:p text:style-name="P22"/>
      <text:p text:style-name="P31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25"><text:span text:style-name="T30">Plans d’action </text:span><text:span text:style-name="T31">RH</text:span><text:span text:style-name="T30"> :</text:span></text:p>
            <text:p text:style-name="P20"/>
            <text:p text:style-name="P25"><text:span text:style-name="T16">Souhait de rencontrer le service ressources humaines pour une évocation du projet professionnel </text:span><text:span text:style-name="T15">:</text:span> ${rencontreRh} : ${rencontreRhCommentaire}</text:p>
            <text:p text:style-name="P23"/>
          </table:table-cell>
        </table:table-row>
      </table:table>
      <text:p text:style-name="P33"/>
      <text:p text:style-name="P33"/>
      <text:p text:style-name="P32"/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34">Synthèse de l'entretien :</text:p>
            <text:p text:style-name="P8">${synthese}</text:p>
            <text:p text:style-name="P23"/>
          </table:table-cell>
        </table:table-row>
      </table:table>
      <text:p text:style-name="P32"/>
      <text:p text:style-name="P11">Fait le ${date},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10">Signature du <text:s/>salarié<text:tab/></text:p>
            <text:p text:style-name="P46">${employe_prenom} ${employe_nom}</text:p>
          </table:table-cell>
          <table:table-cell table:style-name="Tableau13.A1" office:value-type="string">
            <text:p text:style-name="P12"><text:span text:style-name="T10">Signature du Chargé de </text:span><text:span text:style-name="T12">l'entretien </text:span></text:p>
            <text:p text:style-name="P8">[#if meneur??]${meneur.prenom} ${meneur.nom}[/#if]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26pt" officeooo:paragraph-rsid="000d831e" style:font-size-asian="26pt" style:font-size-complex="2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4.926cm" svg:y="-0.543cm" svg:width="3.224cm" svg:height="2.431cm" draw:z-index="0"><draw:image xlink:href="Pictures/10000201000000C70000009692BE8D55A904C866.png" xlink:type="simple" xlink:show="embed" xlink:actuate="onLoad"/></draw:frame>Entretien Professionnel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7T22:47:48.626000000</meta:creation-date>
    <meta:generator>LibreOffice/5.0.6.3$Windows_x86 LibreOffice_project/490fc03b25318460cfc54456516ea2519c11d1aa</meta:generator>
    <dc:date>2016-06-27T23:50:55.218000000</dc:date>
    <meta:editing-duration>PT55M3S</meta:editing-duration>
    <meta:editing-cycles>34</meta:editing-cycles>
    <meta:document-statistic meta:table-count="13" meta:image-count="1" meta:object-count="0" meta:page-count="2" meta:paragraph-count="51" meta:word-count="322" meta:character-count="2932" meta:non-whitespace-character-count="2673"/>
  </office:meta>
</office:document-meta>
</file>